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1376c3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0e3f3d"/>
    </style:style>
    <style:style style:name="T1" style:family="text">
      <style:text-properties fo:font-size="32pt" officeooo:rsid="000e3f3d" style:font-size-asian="32pt" style:language-asian="ja" style:country-asian="JP" style:font-size-complex="32pt"/>
    </style:style>
    <style:style style:name="T2" style:family="text">
      <style:text-properties officeooo:rsid="001376c3"/>
    </style:style>
    <style:style style:name="T3" style:family="text">
      <style:text-properties officeooo:rsid="0015c02c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John’s Diary #<text:span text:style-name="T3">6</text:span></text:p>
      <text:p text:style-name="P4"><text:span text:style-name="T1"/></text:p>
      <text:p text:style-name="P4"><text:ruby text:style-name="Ru1"><text:ruby-base><text:span text:style-name="T1">今日</text:span></text:ruby-base><text:ruby-text>きょう</text:ruby-text></text:ruby><text:span text:style-name="T1">は、たくさんの</text:span><text:ruby text:style-name="Ru1"><text:ruby-base><text:span text:style-name="T1">宿題</text:span></text:ruby-base><text:ruby-text>しゅくだい</text:ruby-text></text:ruby><text:span text:style-name="T1">が</text:span><text:ruby text:style-name="Ru1"><text:ruby-base><text:span text:style-name="T1">出</text:span></text:ruby-base><text:ruby-text>で</text:ruby-text></text:ruby><text:span text:style-name="T1">ました。</text:span></text:p>
      <text:p text:style-name="P4"><text:ruby text:style-name="Ru1"><text:ruby-base><text:span text:style-name="T1">日本語</text:span></text:ruby-base><text:ruby-text>にほんご</text:ruby-text></text:ruby><text:span text:style-name="T1">で</text:span><text:ruby text:style-name="Ru1"><text:ruby-base><text:span text:style-name="T1">手紙</text:span></text:ruby-base><text:ruby-text>てがみ</text:ruby-text></text:ruby><text:span text:style-name="T1">を</text:span><text:ruby text:style-name="Ru1"><text:ruby-base><text:span text:style-name="T1">書</text:span></text:ruby-base><text:ruby-text>か</text:ruby-text></text:ruby><text:span text:style-name="T1">いてくださいと</text:span><text:ruby text:style-name="Ru1"><text:ruby-base><text:span text:style-name="T1">言</text:span></text:ruby-base><text:ruby-text>い</text:ruby-text></text:ruby><text:span text:style-name="T1">われました。</text:span></text:p>
      <text:p text:style-name="P4"><text:ruby text:style-name="Ru1"><text:ruby-base><text:span text:style-name="T1">日本</text:span></text:ruby-base><text:ruby-text>にほん</text:ruby-text></text:ruby><text:span text:style-name="T1">の</text:span><text:ruby text:style-name="Ru1"><text:ruby-base><text:span text:style-name="T1">友達</text:span></text:ruby-base><text:ruby-text>ともだち</text:ruby-text></text:ruby><text:span text:style-name="T1">に</text:span><text:ruby text:style-name="Ru1"><text:ruby-base><text:span text:style-name="T1">書</text:span></text:ruby-base><text:ruby-text>か</text:ruby-text></text:ruby><text:span text:style-name="T1">きました。</text:span></text:p>
      <text:p text:style-name="P4"><text:span text:style-name="T1">それから</text:span><text:ruby text:style-name="Ru1"><text:ruby-base><text:span text:style-name="T1">日本語</text:span></text:ruby-base><text:ruby-text>にほんご</text:ruby-text></text:ruby><text:span text:style-name="T1">の</text:span><text:ruby text:style-name="Ru1"><text:ruby-base><text:span text:style-name="T1">新</text:span></text:ruby-base><text:ruby-text>あたら</text:ruby-text></text:ruby><text:span text:style-name="T1">しい</text:span><text:ruby text:style-name="Ru1"><text:ruby-base><text:span text:style-name="T1">言葉</text:span></text:ruby-base><text:ruby-text>ことば</text:ruby-text></text:ruby><text:span text:style-name="T1">を</text:span><text:ruby text:style-name="Ru1"><text:ruby-base><text:span text:style-name="T1">覚</text:span></text:ruby-base><text:ruby-text>おぼ</text:ruby-text></text:ruby><text:span text:style-name="T1">えました。</text:span></text:p>
      <text:p text:style-name="P4"><text:ruby text:style-name="Ru1"><text:ruby-base><text:span text:style-name="T1">漢字</text:span></text:ruby-base><text:ruby-text>かんじ</text:ruby-text></text:ruby><text:span text:style-name="T1">も</text:span><text:ruby text:style-name="Ru1"><text:ruby-base><text:span text:style-name="T1">少</text:span></text:ruby-base><text:ruby-text>すこ</text:ruby-text></text:ruby><text:span text:style-name="T1">し</text:span><text:ruby text:style-name="Ru1"><text:ruby-base><text:span text:style-name="T1">覚</text:span></text:ruby-base><text:ruby-text>おぼ</text:ruby-text></text:ruby><text:span text:style-name="T1">えました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1T17:47:36.899295423</dc:date>
    <meta:editing-duration>PT1H52M7S</meta:editing-duration>
    <meta:editing-cycles>8</meta:editing-cycles>
    <meta:generator>LibreOffice/7.5.9.2$Linux_X86_64 LibreOffice_project/50$Build-2</meta:generator>
    <meta:document-statistic meta:table-count="0" meta:image-count="0" meta:object-count="0" meta:page-count="1" meta:paragraph-count="6" meta:word-count="88" meta:character-count="114" meta:non-whitespace-character-count="109"/>
  </office:meta>
</office:document-meta>
</file>